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183cm" fo:margin-right="0cm" fo:margin-top="0.466cm" fo:margin-bottom="0cm" loext:contextual-spacing="false" fo:text-indent="0cm" style:auto-text-indent="false"/>
    </style:style>
    <style:style style:name="P2" style:family="paragraph" style:parent-style-name="Text_20_body">
      <style:paragraph-properties fo:margin-top="0.012cm" fo:margin-bottom="0cm" loext:contextual-spacing="false"/>
      <style:text-properties fo:font-size="9.5pt" style:font-size-asian="9.5pt"/>
    </style:style>
    <style:style style:name="P3" style:family="paragraph" style:parent-style-name="Text_20_body">
      <style:paragraph-properties fo:margin-top="0.012cm" fo:margin-bottom="0cm" loext:contextual-spacing="false"/>
      <style:text-properties fo:font-size="14pt" style:font-size-asian="14pt"/>
    </style:style>
    <style:style style:name="P4" style:family="paragraph" style:parent-style-name="Text_20_body">
      <style:paragraph-properties fo:margin-left="0.818cm" fo:margin-right="0cm" fo:margin-top="0.002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.818cm" fo:margin-right="0cm" fo:text-indent="0cm" style:auto-text-indent="false"/>
    </style:style>
    <style:style style:name="P6" style:family="paragraph" style:parent-style-name="Text_20_body">
      <style:paragraph-properties fo:margin-left="0.818cm" fo:margin-right="0cm" fo:text-indent="0cm" style:auto-text-indent="false">
        <style:tab-stops>
          <style:tab-stop style:position="1.54cm"/>
        </style:tab-stops>
      </style:paragraph-properties>
    </style:style>
    <style:style style:name="P7" style:family="paragraph" style:parent-style-name="Text_20_body">
      <style:paragraph-properties fo:margin-top="0.014cm" fo:margin-bottom="0cm" loext:contextual-spacing="false"/>
      <style:text-properties fo:font-size="14pt" style:font-size-asian="14pt"/>
    </style:style>
    <style:style style:name="P8" style:family="paragraph" style:parent-style-name="Text_20_body">
      <style:paragraph-properties fo:margin-top="0.007cm" fo:margin-bottom="0cm" loext:contextual-spacing="false"/>
      <style:text-properties fo:font-size="13pt" style:font-size-asian="13pt"/>
    </style:style>
    <style:style style:name="P9" style:family="paragraph" style:parent-style-name="Title" style:master-page-name="Standard">
      <style:paragraph-properties style:page-number="auto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letter-spacing="-0.009cm"/>
    </style:style>
    <style:style style:name="T2" style:family="text">
      <style:text-properties fo:letter-spacing="-0.007cm"/>
    </style:style>
    <style:style style:name="T3" style:family="text">
      <style:text-properties fo:letter-spacing="-0.005cm"/>
    </style:style>
    <style:style style:name="T4" style:family="text">
      <style:text-properties fo:letter-spacing="0.162cm"/>
    </style:style>
    <style:style style:name="T5" style:family="text">
      <style:text-properties fo:letter-spacing="0.162cm" officeooo:rsid="000051c4"/>
    </style:style>
    <style:style style:name="T6" style:family="text">
      <style:text-properties fo:letter-spacing="0.162cm" fo:font-weight="bold" officeooo:rsid="000051c4" style:font-weight-asian="bold" style:font-weight-complex="bold"/>
    </style:style>
    <style:style style:name="T7" style:family="text">
      <style:text-properties fo:letter-spacing="0.161cm"/>
    </style:style>
    <style:style style:name="T8" style:family="text">
      <style:text-properties fo:letter-spacing="0.161cm" officeooo:rsid="000051c4"/>
    </style:style>
    <style:style style:name="T9" style:family="text">
      <style:text-properties fo:letter-spacing="0.161cm" fo:font-weight="bold" officeooo:rsid="000051c4" style:font-weight-asian="bold" style:font-weight-complex="bold"/>
    </style:style>
    <style:style style:name="T10" style:family="text">
      <style:text-properties fo:letter-spacing="-0.004cm"/>
    </style:style>
    <style:style style:name="T11" style:family="text">
      <style:text-properties fo:letter-spacing="-0.004cm" officeooo:rsid="000051c4"/>
    </style:style>
    <style:style style:name="T12" style:family="text">
      <style:text-properties fo:letter-spacing="-0.004cm" fo:font-weight="bold" style:font-weight-asian="bold" style:font-weight-complex="bold"/>
    </style:style>
    <style:style style:name="T13" style:family="text">
      <style:text-properties fo:letter-spacing="-0.004cm" fo:font-weight="bold" officeooo:rsid="000051c4" style:font-weight-asian="bold" style:font-weight-complex="bold"/>
    </style:style>
    <style:style style:name="T14" style:family="text">
      <style:text-properties fo:letter-spacing="0.085cm"/>
    </style:style>
    <style:style style:name="T15" style:family="text">
      <style:text-properties fo:letter-spacing="-0.002cm"/>
    </style:style>
    <style:style style:name="T16" style:family="text">
      <style:text-properties fo:letter-spacing="-0.002cm" officeooo:rsid="000051c4"/>
    </style:style>
    <style:style style:name="T17" style:family="text">
      <style:text-properties fo:letter-spacing="-0.002cm" fo:font-weight="bold" style:font-weight-asian="bold" style:font-weight-complex="bold"/>
    </style:style>
    <style:style style:name="T18" style:family="text">
      <style:text-properties fo:letter-spacing="-0.002cm" fo:font-weight="bold" officeooo:rsid="000051c4" style:font-weight-asian="bold" style:font-weight-complex="bold"/>
    </style:style>
    <style:style style:name="T19" style:family="text">
      <style:text-properties fo:letter-spacing="0.164cm"/>
    </style:style>
    <style:style style:name="T20" style:family="text">
      <style:text-properties fo:letter-spacing="0.136cm"/>
    </style:style>
    <style:style style:name="T21" style:family="text">
      <style:text-properties fo:letter-spacing="0.051cm"/>
    </style:style>
    <style:style style:name="T22" style:family="text">
      <style:text-properties fo:font-size="11pt"/>
    </style:style>
    <style:style style:name="gr1" style:family="graphic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8cm" svg:stroke-color="#000000" draw:stroke-linejoin="miter" draw:fill="none" draw:textarea-vertical-align="top" fo:min-height="0cm" fo:min-width="0cm" fo:padding-top="0cm" fo:padding-bottom="0cm" fo:padding-left="0cm" fo:padding-right="0cm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LACIÓN<text:span text:style-name="T1">2.EXPRESIONESLÓGICAS</text:span><text:span text:style-name="T2">Y</text:span><text:span text:style-name="T1">RELACIONALES</text:span></text:p>
      <text:p text:style-name="P1">Resuelve <text:span text:style-name="T3">las </text:span><text:span text:style-name="T2">siguientes </text:span><text:span text:style-name="T3">expresiones </text:span><text:span text:style-name="T2">indicando </text:span><text:span text:style-name="T3">si </text:span><text:span text:style-name="T2">el </text:span><text:span text:style-name="T1">resultado </text:span><text:span text:style-name="T2">es </text:span><text:span text:style-name="T1">VERDADERO </text:span><text:span text:style-name="T2">o FALSO…</text:span></text:p>
      <text:p text:style-name="P2"/>
      <text:p text:style-name="P4">1.<text:span text:style-name="T4">(a&lt;b) </text:span><text:span text:style-name="T6">V</text:span></text:p>
      <text:p text:style-name="P3"/>
      <text:p text:style-name="P5">2.<text:span text:style-name="T7">(a&gt;=c) </text:span><text:span text:style-name="T9">V</text:span></text:p>
      <text:p text:style-name="P7"/>
      <text:p text:style-name="P5">3.<text:span text:style-name="T4">(</text:span><text:span text:style-name="T10">(a &lt; b) </text:span><text:span text:style-name="T14">&amp;&amp; (a &gt;= c)</text:span><text:span text:style-name="T10">) </text:span><text:span text:style-name="T13">V</text:span></text:p>
      <text:p text:style-name="P3"/>
      <text:p text:style-name="P5">4.<text:span text:style-name="T4">(</text:span><text:span text:style-name="T10">(a &lt; b) </text:span><text:span text:style-name="T15">|| </text:span><text:span text:style-name="T10">(a &gt; c)</text:span><text:span text:style-name="T15">)</text:span><text:span text:style-name="T17"> </text:span><text:span text:style-name="T18">V</text:span></text:p>
      <text:p text:style-name="P7"/>
      <text:p text:style-name="P5">5.<text:span text:style-name="T4">!</text:span><text:span text:style-name="T15">((a &lt; b) </text:span><text:span text:style-name="T10">&amp;&amp; </text:span><text:span text:style-name="T15">(a &gt;= c)</text:span><text:span text:style-name="T10">) </text:span></text:p>
      <text:p text:style-name="P7"/>
      <text:p text:style-name="P6">6.!(<text:span text:style-name="T3">!(a &lt; b) </text:span><text:span text:style-name="T10">|| </text:span><text:span text:style-name="T15">!(a &gt; c)</text:span><text:span text:style-name="T10">)</text:span></text:p>
      <text:p text:style-name="P3"/>
      <text:p text:style-name="P5">7.<text:span text:style-name="T7">(</text:span><text:span text:style-name="T10">(a == b) || (a == c)) </text:span><text:span text:style-name="T13">V</text:span></text:p>
      <text:p text:style-name="P7"/>
      <text:p text:style-name="P5">8.<text:span text:style-name="T19">(</text:span><text:span text:style-name="T10">(a+1) </text:span><text:span text:style-name="T15">&gt;= </text:span><text:span text:style-name="T10">c ) </text:span><text:span text:style-name="T13">V</text:span></text:p>
      <text:p text:style-name="P7"/>
      <text:p text:style-name="P5">9.<text:span text:style-name="T7">!(</text:span><text:span text:style-name="T10">(a &gt; b) &amp;&amp; </text:span><text:span text:style-name="T15">(b &gt; c) </text:span><text:span text:style-name="T10">&amp;&amp; (c &gt; a)</text:span><text:span text:style-name="T15">) </text:span><text:span text:style-name="T18">F</text:span><text:span text:style-name="T15"> </text:span></text:p>
      <text:p text:style-name="P3"/>
      <text:p text:style-name="P5">10.<text:span text:style-name="T20">(</text:span><text:span text:style-name="T10">(a &gt; b) || </text:span><text:span text:style-name="T15">(b &gt; c) || (c &gt; a)</text:span><text:span text:style-name="T10">)</text:span><text:span text:style-name="T12"> </text:span><text:span text:style-name="T13">V</text:span></text:p>
      <text:p text:style-name="P7"/>
      <text:p text:style-name="P5">11.<text:span text:style-name="T21">(</text:span><text:span text:style-name="T10">(a&gt;=b) &amp;&amp; (b&gt;=c) &amp;&amp; (c&gt;=a)) </text:span><text:span text:style-name="T13">F</text:span></text:p>
      <text:p text:style-name="P3"/>
      <text:p text:style-name="P4">12.<text:span text:style-name="T21">(</text:span><text:span text:style-name="T10">(a&gt;=b) || </text:span><text:span text:style-name="T15">(b&gt;=c) </text:span><text:span text:style-name="T10">|| </text:span><text:span text:style-name="T15">(c&gt;=a)</text:span><text:span text:style-name="T10">) </text:span><text:span text:style-name="T13">V</text:span></text:p>
      <text:p text:style-name="Text_20_body"/>
      <text:p text:style-name="Text_20_body"/>
      <text:p text:style-name="P8"/>
      <text:p text:style-name="P4">….para <text:span text:style-name="T3">los siguientes </text:span><text:span text:style-name="T2">valores </text:span><text:span text:style-name="T3">de </text:span><text:span text:style-name="T2">las </text:span><text:span text:style-name="T3">variables </text:span><text:span text:style-name="T2">a, b, c</text:span></text:p>
      <text:p text:style-name="Text_20_body"><draw:g text:anchor-type="char" draw:z-index="0" draw:style-name="gr1"><draw:custom-shape draw:style-name="gr2" draw:text-style-name="P11" svg:width="1.052cm" svg:height="2.26cm" svg:x="14.636cm" svg:y="0.422cm"><text:p text:style-name="P10"><text:span text:style-name="T22">a=’a’</text:span></text:p><text:p text:style-name="P10"/><text:p text:style-name="P10"><text:span text:style-name="T22">b=’c’</text:span></text:p><text:p text:style-name="P10"/><text:p text:style-name="P10"><text:span text:style-name="T22">c=’b’</text:span></text:p><draw:enhanced-geometry svg:viewBox="0 0 21600 21600" draw:type="mso-spt202" draw:enhanced-path="M 0 0 L 21600 0 21600 21600 0 21600 0 0 Z N"/></draw:custom-shape><draw:custom-shape draw:style-name="gr2" draw:text-style-name="P11" svg:width="1.731cm" svg:height="0.906cm" svg:x="6.923cm" svg:y="0.422cm"><text:p text:style-name="P10"><text:span text:style-name="T22">a=3</text:span></text:p><text:p text:style-name="P10"><text:span text:style-name="T22">b=4 c=3</text:span></text:p><draw:enhanced-geometry svg:viewBox="0 0 21600 21600" draw:type="mso-spt202" draw:enhanced-path="M 0 0 L 21600 0 21600 21600 0 21600 0 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left="0.183cm" fo:margin-right="0cm" fo:margin-top="0.012cm" fo:margin-bottom="0cm" loext:contextual-spacing="false" fo:text-indent="0cm" style:auto-text-indent="false"/>
      <style:text-properties style:font-name="Calibri" fo:font-family="Calibri" style:font-family-generic="roman" style:font-pitch="variable" fo:font-size="18pt" fo:language="es" fo:country="ES" fo:font-weight="bold" style:font-name-asian="Calibri1" style:font-family-asian="Calibri" style:font-family-generic-asian="system" style:font-pitch-asian="variable" style:font-size-asian="18pt" style:language-asian="en" style:country-asian="US" style:font-weight-asian="bold" style:font-name-complex="Calibri1" style:font-family-complex="Calibri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69cm" fo:margin-bottom="0.494cm" fo:margin-left="2.822cm" fo:margin-right="2.434cm" style:writing-mode="lr-tb" style:layout-grid-color="#c0c0c0" style:layout-grid-lines="267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7T19:20:41</meta:creation-date>
    <dc:date>2021-09-27T21:29:19.873849608</dc:date>
    <meta:editing-duration>PT8M31S</meta:editing-duration>
    <meta:generator>LibreOffice/6.0.7.3$Linux_X86_64 LibreOffice_project/00m0$Build-3</meta:generator>
    <meta:editing-cycles>1</meta:editing-cycles>
    <meta:document-statistic meta:table-count="0" meta:image-count="0" meta:object-count="0" meta:page-count="1" meta:paragraph-count="15" meta:word-count="106" meta:character-count="478" meta:non-whitespace-character-count="385"/>
    <meta:user-defined meta:name="AppVersion">12.0000</meta:user-defined>
    <meta:user-defined meta:name="Created" meta:value-type="date">2021-09-27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9-27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